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mm"/>
    </style:style>
    <style:style style:name="co2" style:family="table-column">
      <style:table-column-properties fo:break-before="auto" style:column-width="22.86mm"/>
    </style:style>
    <style:style style:name="co3" style:family="table-column">
      <style:table-column-properties fo:break-before="auto" style:column-width="141.23mm"/>
    </style:style>
    <style:style style:name="co4" style:family="table-column">
      <style:table-column-properties fo:break-before="auto" style:column-width="146.6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style:font-name="DejaVu Sans" fo:font-size="14pt" style:font-size-asian="14pt" style:font-size-complex="14pt"/>
    </style:style>
    <style:style style:name="ce3" style:family="table-cell" style:parent-style-name="Default">
      <style:text-properties style:font-name="DejaVu Sans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DejaVu Sans" fo:font-size="14pt" style:font-size-asian="14pt" style:font-size-complex="14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DejaVu Sans" fo:font-size="14pt" style:font-size-asian="14pt" style:font-size-complex="14pt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style:font-name="DejaVu Sans" fo:font-size="14pt" style:font-size-asian="14pt" style:font-size-complex="14pt"/>
    </style:style>
    <style:style style:name="ce7" style:family="table-cell" style:parent-style-name="Default">
      <style:text-properties style:font-name="Ari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5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 table:number-columns-spanned="2" table:number-rows-spanned="1">
            <text:p>Login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 table:number-columns-spanned="2" table:number-rows-spanned="1">
            <text:p>User logs in with his/her registration data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Priority</text:p>
          </table:table-cell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Preconditions</text:p>
          </table:table-cell>
          <table:table-cell office:value-type="string" calcext:value-type="string" table:number-columns-spanned="2" table:number-rows-spanned="1">
            <text:p>User has to be registert in ShopAdmin with an user account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Postcondtions</text:p>
          </table:table-cell>
          <table:table-cell office:value-type="string" calcext:value-type="string" table:number-columns-spanned="2" table:number-rows-spanned="1">
            <text:p>User is able to log in and see the main view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Primary Actor(s)</text:p>
          </table:table-cell>
          <table:table-cell office:value-type="string" calcext:value-type="string" table:number-columns-spanned="2" table:number-rows-spanned="1">
            <text:p>User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Secondary Actor(s)</text:p>
          </table:table-cell>
          <table:table-cell office:value-type="string" calcext:value-type="string" table:number-columns-spanned="2" table:number-rows-spanned="1">
            <text:p>ShopAdmin database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Trigger</text:p>
          </table:table-cell>
          <table:table-cell office:value-type="string" calcext:value-type="string" table:number-columns-spanned="2" table:number-rows-spanned="1">
            <text:p>Correct username and password and pressing the loginbutton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Main Scenario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Actio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ystem shows loginscree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ser enters username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User enters password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User clicks loginbutto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ystem compares userinput with registration data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If userinput is wrong, System asks for repeat userinput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System shows main vie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ension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Branching Actio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5a</text:p>
          </table:table-cell>
          <table:table-cell table:style-name="ce2" office:value-type="string" calcext:value-type="string">
            <text:p>System shows feedback of succ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Issue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Branching Action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hould the System ask, if the User want to register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hould the System send Userinformation per mail</text:p>
          </table:table-cell>
          <table:table-cell table:number-columns-repeated="4"/>
        </table:table-row>
        <table:table-row table:style-name="ro2" table:number-rows-repeated="2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7"/>
        </table:table-row>
        <table:table-row table:style-name="ro2" table:number-rows-repeated="4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.00.0000</text:date>, <text:time style:data-style-name="N2" text:time-value="16:23:26.7584927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6:06:10.437699762</meta:creation-date>
    <dc:date>2015-11-20T17:02:37.611174439</dc:date>
    <meta:editing-duration>PT34M16S</meta:editing-duration>
    <meta:editing-cycles>4</meta:editing-cycles>
    <meta:generator>LibreOffice/5.0.2.2$Linux_X86_64 LibreOffice_project/00m0$Build-2</meta:generator>
    <meta:document-statistic meta:table-count="1" meta:cell-count="47" meta:object-count="0"/>
  </office:meta>
</office:document-meta>
</file>